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.1665in" fo:margin-bottom="0.1665in" loext:contextual-spacing="false" fo:line-height="150%" fo:text-align="justify" style:justify-single-word="false"/>
    </style:style>
    <style:style style:name="P2" style:family="paragraph" style:parent-style-name="Title" style:master-page-name="Standard">
      <style:paragraph-properties fo:margin-top="0.1665in" fo:margin-bottom="0.1665in" loext:contextual-spacing="false" fo:line-height="150%" style:page-number="1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wecl3ax1p6sh"/>Referências</text:p>
      <text:p text:style-name="P1"><text:span text:style-name="T1">Livro</text:span><text:span text:style-name="T2">: Os Melhores Dispositivos Ortopédicos Funcionais, 2 volumes - RAMOS, José Raimundo.</text:span></text:p>
      <text:p text:style-name="P1"><text:span text:style-name="T1">Rede social própria: </text:span><text:span text:style-name="T2">@vitalab_</text:span></text:p>
      <text:p text:style-name="P1"><text:span text:style-name="T1">Rede social concorrente: </text:span><text:span text:style-name="T2">@orto_fm</text:span></text:p>
      <text:p text:style-name="P1"><text:span text:style-name="T1">Leis</text:span><text:span text:style-name="T2">: Resolução SS-15, de 18-1-99 - Aprova Norma Técnica que estabelece condições para instalação e funcionamento de estabelecimentos de assistência odontológica, e dá providências correlatas.</text:span></text:p>
      <text:p text:style-name="P1"><text:span text:style-name="T1">Mentoria digital:</text:span><text:span text:style-name="T2"> </text:span><text:a xlink:type="simple" xlink:href="https://mentorodonto.com.br/" text:style-name="ListLabel_20_1" text:visited-style-name="ListLabel_20_1"><text:span text:style-name="T3">https://mentorodonto.com.br/</text:span></text:a></text:p>
      <text:p text:style-name="P1"><text:span text:style-name="T1">Revista odontológica:</text:span><text:span text:style-name="T3"> </text:span><text:a xlink:type="simple" xlink:href="https://protesenews.com.br/" text:style-name="ListLabel_20_1" text:visited-style-name="ListLabel_20_1"><text:span text:style-name="T3">https://protesenews.com.br/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7" meta:word-count="52" meta:character-count="450" meta:non-whitespace-character-count="405"/>
    <meta:generator>LibreOfficeDev/6.0.5.2$Linux_X86_64 LibreOffice_project/</meta:generator>
  </office:meta>
</office:document-meta>
</file>